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4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4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2" draw:start-glue-point="4" draw:end-shape="id6" draw:end-glue-point="9" svg:d="M9584 7123l-2258-2429" svg:viewBox="0 0 2259 2430">
          <text:p text:style-name="P1"><text:s text:c="5"/>?</text:p>
        </draw:connector>
        <draw:custom-shape draw:style-name="gr3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2.</text:span></text:p>
          </draw:text-box>
        </draw:frame>
        <draw:connector draw:style-name="gr6" draw:text-style-name="P1" draw:layer="layout" draw:type="curve" svg:x1="8.676cm" svg:y1="11.785cm" svg:x2="6.683cm" svg:y2="8.794cm" draw:start-shape="id1" draw:start-glue-point="6" draw:end-shape="id5" draw:end-glue-point="8" svg:d="M8676 11785c-1329 0-1993-997-1993-2991" svg:viewBox="0 0 1994 2992">
          <text:p text:style-name="P1">1 <text:s text:c="3"/></text:p>
        </draw:connector>
        <draw:connector draw:style-name="gr4" draw:text-style-name="P1" draw:layer="layout" draw:type="curve" svg:x1="10.491cm" svg:y1="11.785cm" svg:x2="7.591cm" svg:y2="4.085cm" draw:start-shape="id1" draw:start-glue-point="10" draw:end-shape="id6" draw:end-glue-point="10" svg:d="M10491 11785c751 0 2201-7700-2900-7700" svg:viewBox="0 0 3681 7701">
          <text:p text:style-name="P1"><text:s text:c="24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23:54.807593691</dc:date>
    <dc:creator>elucterio </dc:creator>
    <meta:editing-duration>PT3H16M6S</meta:editing-duration>
    <meta:editing-cycles>15</meta:editing-cycles>
    <meta:generator>LibreOffice/4.2.8.2$Linux_X86_64 LibreOffice_project/420m0$Build-2</meta:generator>
    <meta:document-statistic meta:object-count="16"/>
  </office:meta>
</office:document-meta>
</file>